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3.4cm" svg:x="8.1cm" svg:y="4cm">
          <text:p text:style-name="P1">Připojení </text:p>
          <text:p text:style-name="P1">na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cm" svg:height="3.4cm" svg:x="8.1cm" svg:y="9.2cm">
          <text:p text:style-name="P1">Start h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cm" svg:height="3.4cm" svg:x="4.1cm" svg:y="14.7cm">
          <text:p text:style-name="P1">Start tah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cm" svg:height="3.4cm" svg:x="12.6cm" svg:y="14.7cm">
          <text:p text:style-name="P1">Čekej na</text:p>
          <text:p text:style-name="P1">t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cm" svg:height="3.4cm" svg:x="8.5cm" svg:y="19.5cm">
          <text:p text:style-name="P1">Konec </text:p>
          <text:p text:style-name="P1">tah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cm" svg:height="3.4cm" svg:x="12.6cm" svg:y="23.1cm">
          <text:p text:style-name="P1">Konec </text:p>
          <text:p text:style-name="P1">h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cm" svg:y1="2.1cm" svg:x2="9.8cm" svg:y2="4cm">
          <text:p/>
        </draw:line>
        <draw:line draw:style-name="gr2" draw:text-style-name="P1" draw:layer="layout" svg:x1="9.8cm" svg:y1="7.4cm" svg:x2="9.8cm" svg:y2="9.3cm">
          <text:p/>
        </draw:line>
        <draw:line draw:style-name="gr2" draw:text-style-name="P1" draw:layer="layout" svg:x1="8.6cm" svg:y1="12.1cm" svg:x2="7cm" svg:y2="15.2cm">
          <text:p/>
        </draw:line>
        <draw:frame draw:style-name="gr3" draw:layer="layout" svg:width="4.062cm" svg:height="0.962cm" svg:x="3.7cm" svg:y="12.6cm">
          <draw:text-box>
            <text:p>Začínám hru</text:p>
          </draw:text-box>
        </draw:frame>
        <draw:line draw:style-name="gr2" draw:text-style-name="P1" draw:layer="layout" svg:x1="11cm" svg:y1="12.1cm" svg:x2="13.1cm" svg:y2="15.2cm">
          <text:p/>
        </draw:line>
        <draw:frame draw:style-name="gr3" draw:layer="layout" svg:width="4.799cm" svg:height="0.962cm" svg:x="12.001cm" svg:y="12.738cm">
          <draw:text-box>
            <text:p>Nezačínám hru</text:p>
          </draw:text-box>
        </draw:frame>
        <draw:line draw:style-name="gr2" draw:text-style-name="P1" draw:layer="layout" svg:x1="7cm" svg:y1="17.7cm" svg:x2="9cm" svg:y2="20.1cm">
          <text:p/>
        </draw:line>
        <draw:line draw:style-name="gr2" draw:text-style-name="P1" draw:layer="layout" svg:x1="11.4cm" svg:y1="20cm" svg:x2="13.1cm" svg:y2="17.6cm">
          <text:p/>
        </draw:line>
        <draw:line draw:style-name="gr2" draw:text-style-name="P1" draw:layer="layout" svg:x1="12.6cm" svg:y1="16.4cm" svg:x2="7.6cm" svg:y2="16.4cm">
          <text:p/>
        </draw:line>
        <draw:frame draw:style-name="gr4" draw:layer="layout" svg:width="3.2cm" svg:height="1.85cm" svg:x="8.6cm" svg:y="15cm">
          <draw:text-box>
            <text:p>Nový tah</text:p>
          </draw:text-box>
        </draw:frame>
        <draw:line draw:style-name="gr2" draw:text-style-name="P1" draw:layer="layout" svg:x1="14.3cm" svg:y1="18.1cm" svg:x2="14.3cm" svg:y2="23.2cm">
          <text:p/>
        </draw:line>
        <draw:frame draw:style-name="gr3" draw:layer="layout" svg:width="3.355cm" svg:height="0.962cm" svg:x="14.345cm" svg:y="19.638cm">
          <draw:text-box>
            <text:p>Konec h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shroomer </meta:initial-creator>
    <meta:creation-date>2017-01-26T22:13:07.840862015</meta:creation-date>
    <meta:generator>LibreOffice/4.2.2.1$Linux_X86_64 LibreOffice_project/3be8cda0bddd8e430d8cda1ebfd581265cca5a0f</meta:generator>
    <dc:date>2017-01-26T22:25:11.635184409</dc:date>
    <dc:creator>Mushroomer </dc:creator>
    <meta:editing-duration>PT8M54S</meta:editing-duration>
    <meta:editing-cycles>5</meta:editing-cycles>
    <meta:document-statistic meta:object-count="18"/>
  </office:meta>
</office:document-meta>
</file>